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6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ERI GONZALE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EJIA FERNANDEZ, JOSUE LUIS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EM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6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EJIA FERNANDEZ, JOSUE LUIS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9520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57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5T23:26:4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